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EBE641BCAAD7CB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i" svg:font-family="Ani" style:font-pitch="variable"/>
    <style:font-face style:name="Asana Math" svg:font-family="'Asana Math'" style:font-pitch="variable"/>
    <style:font-face style:name="Comfortaa" svg:font-family="Comfortaa" style:font-pitch="variable"/>
    <style:font-face style:name="D050000L" svg:font-family="D050000L" style:font-pitch="variable"/>
    <style:font-face style:name="GLYPHICONS Halflings" svg:font-family="'GLYPHICONS Halflings'" style:font-pitch="variable"/>
    <style:font-face style:name="Go Smallcaps" svg:font-family="'Go Smallcaps'" style:font-pitch="variable"/>
    <style:font-face style:name="Likhan" svg:font-family="Likhan" style:font-pitch="variable"/>
    <style:font-face style:name="Warm Snow" svg:font-family="'Warm Sn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e7d32" draw:fill="gradient" draw:fill-color="#9e9d24" draw:fill-gradient-name="Gradient_20_75" draw:opacity="100%" draw:textarea-horizontal-align="justify" draw:textarea-vertical-align="middle" draw:auto-grow-height="false" fo:min-height="21.55cm" fo:min-width="21.7cm" draw:shadow="hidden"/>
    </style:style>
    <style:style style:name="gr2" style:family="graphic" style:parent-style-name="standard">
      <style:graphic-properties draw:stroke="none" svg:stroke-color="#000000" draw:fill="none" draw:fill-color="#729fcf" draw:textarea-vertical-align="middle" fo:min-height="20.75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color="#9e9d24" draw:fill-gradient-name="Gradient_20_75" draw:opacity="100%"/>
      <style:paragraph-properties fo:text-align="center"/>
    </style:style>
    <style:style style:name="P2" style:family="paragraph">
      <style:paragraph-properties fo:text-align="center"/>
      <style:text-properties fo:color="#fafafa" style:font-name="Go Smallcaps" fo:font-size="140pt" style:text-underline-style="none" style:font-size-asian="140pt" style:font-size-complex="140pt"/>
    </style:style>
    <style:style style:name="P3" style:family="paragraph">
      <loext:graphic-properties draw:fill="none" draw:fill-color="#729fcf"/>
      <style:paragraph-properties fo:text-align="center"/>
      <style:text-properties fo:color="#fafafa" style:font-name="Go Smallcaps" fo:font-size="140pt" style:text-underline-style="none" style:font-size-asian="140pt" style:font-size-complex="140pt"/>
    </style:style>
    <style:style style:name="P4" style:family="paragraph">
      <style:paragraph-properties fo:text-align="center"/>
    </style:style>
    <style:style style:name="T1" style:family="text">
      <style:text-properties fo:color="#fafafa" style:font-name="Go Smallcaps" fo:font-size="140pt" style:font-size-asian="140pt" style:font-size-complex="1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2.2cm" svg:height="21.8cm" svg:x="-0.6cm" svg:y="-0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cm" svg:height="21cm" svg:x="0cm" svg:y="0cm">
          <draw:text-box>
            <text:p text:style-name="P2"><text:span text:style-name="T1">La </text:span></text:p>
            <text:p text:style-name="P2"><text:span text:style-name="T1">Ronda</text:span></text:p>
            <text:p text:style-name="P2"><text:span text:style-name="T1"/></text:p>
          </draw:text-box>
        </draw:frame>
        <draw:frame draw:style-name="gr3" draw:text-style-name="P4" draw:layer="layout" svg:width="10.5cm" svg:height="10.5cm" svg:x="5.5cm" svg:y="12.1cm">
          <draw:image xlink:href="Pictures/100002010000040000000400EBE641BCAAD7CB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i" svg:font-family="Ani" style:font-pitch="variable"/>
    <style:font-face style:name="Asana Math" svg:font-family="'Asana Math'" style:font-pitch="variable"/>
    <style:font-face style:name="Comfortaa" svg:font-family="Comfortaa" style:font-pitch="variable"/>
    <style:font-face style:name="D050000L" svg:font-family="D050000L" style:font-pitch="variable"/>
    <style:font-face style:name="GLYPHICONS Halflings" svg:font-family="'GLYPHICONS Halflings'" style:font-pitch="variable"/>
    <style:font-face style:name="Go Smallcaps" svg:font-family="'Go Smallcaps'" style:font-pitch="variable"/>
    <style:font-face style:name="Likhan" svg:font-family="Likhan" style:font-pitch="variable"/>
    <style:font-face style:name="Warm Snow" svg:font-family="'Warm Sn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5" draw:display-name="Gradient 75" draw:style="linear" draw:start-color="#303f9f" draw:end-color="#2e7d32" draw:start-intensity="100%" draw:end-intensity="100%" draw:angle="3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7:41:30.195489338</meta:creation-date>
    <dc:date>2020-05-12T19:52:37.943035369</dc:date>
    <meta:editing-duration>PT30M55S</meta:editing-duration>
    <meta:editing-cycles>5</meta:editing-cycles>
    <meta:generator>LibreOffice/6.4.3.2$Linux_X86_64 LibreOffice_project/40$Build-2</meta:generator>
    <meta:document-statistic meta:object-count="3"/>
  </office:meta>
</office:document-meta>
</file>